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text-properties fo:font-weight="bold" style:font-weight-asian="bold" style:font-weight-complex="bold"/>
    </style:style>
    <style:style style:name="P9" style:family="paragraph" style:parent-style-name="Standard" style:list-style-name="L15">
      <style:paragraph-properties fo:text-align="start" style:justify-single-word="false"/>
      <style:text-properties fo:font-weight="normal" style:font-weight-asian="normal" style:font-weight-complex="normal"/>
    </style:style>
    <style:style style:name="P10" style:family="paragraph" style:parent-style-name="Standard" style:list-style-name="L16">
      <style:text-properties fo:font-weight="normal" style:font-weight-asian="normal" style:font-weight-complex="normal"/>
    </style:style>
    <style:style style:name="P11" style:family="paragraph" style:parent-style-name="Standard" style:list-style-name="L6">
      <style:paragraph-properties fo:margin-left="0.4925in" fo:margin-right="0in" fo:text-indent="-0.25in" style:auto-text-indent="false"/>
      <style:text-properties fo:font-style="normal" fo:font-weight="normal" style:font-style-asian="normal" style:font-weight-asian="normal" style:font-style-complex="normal" style:font-weight-complex="normal"/>
    </style:style>
    <style:style style:name="P12" style:family="paragraph" style:parent-style-name="Heading_20_1">
      <style:paragraph-properties fo:text-align="center" style:justify-single-word="false"/>
    </style:style>
    <style:style style:name="P13" style:family="paragraph" style:parent-style-name="Heading_20_2">
      <style:text-properties fo:font-style="normal" style:font-style-asian="normal" style:font-style-complex="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4">
      <style:text-properties fo:font-weight="normal" style:font-weight-asian="normal" style:font-weight-complex="normal"/>
    </style:style>
    <style:style style:name="P19" style:family="paragraph" style:parent-style-name="Text_20_body" style:list-style-name="L7">
      <style:text-properties fo:font-weight="normal" style:font-weight-asian="normal" style:font-weight-complex="normal"/>
    </style:style>
    <style:style style:name="P20" style:family="paragraph" style:parent-style-name="Text_20_body" style:list-style-name="L8">
      <style:text-properties fo:font-weight="normal" style:font-weight-asian="normal" style:font-weight-complex="normal"/>
    </style:style>
    <style:style style:name="P21" style:family="paragraph" style:parent-style-name="Text_20_body" style:list-style-name="L9">
      <style:text-properties fo:font-weight="normal" style:font-weight-asian="normal" style:font-weight-complex="normal"/>
    </style:style>
    <style:style style:name="P22" style:family="paragraph" style:parent-style-name="Text_20_body" style:list-style-name="L13">
      <style:text-properties fo:font-weight="normal" style:font-weight-asian="normal" style:font-weight-complex="normal"/>
    </style:style>
    <style:style style:name="P23" style:family="paragraph" style:parent-style-name="Text_20_body" style:list-style-name="L5"/>
    <style:style style:name="P24" style:family="paragraph" style:parent-style-name="Text_20_body" style:list-style-name="L5">
      <style:text-properties fo:font-style="normal" fo:font-weight="bold" style:font-style-asian="normal" style:font-weight-asian="bold" style:font-style-complex="normal" style:font-weight-complex="bold"/>
    </style:style>
    <style:style style:name="P25" style:family="paragraph" style:parent-style-name="Text_20_body" style:list-style-name="L5">
      <style:text-properties fo:font-style="normal" style:font-style-asian="normal" style:font-style-complex="normal"/>
    </style:style>
    <style:style style:name="P26" style:family="paragraph" style:parent-style-name="Text_20_body" style:list-style-name="L6">
      <style:text-properties fo:font-style="normal" style:font-style-asian="normal" style:font-style-complex="normal"/>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4"/>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5">
      <style:paragraph-properties fo:margin-left="0.9846in" fo:margin-right="0in" fo:text-indent="-0.25in" style:auto-text-indent="false"/>
      <style:text-properties fo:font-style="normal" style:font-style-asian="normal" style:font-style-complex="normal"/>
    </style:style>
    <style:style style:name="P40" style:family="paragraph" style:parent-style-name="Text_20_body" style:list-style-name="L6">
      <style:paragraph-properties fo:margin-left="0.9846in" fo:margin-right="0in" fo:text-indent="-0.25in" style:auto-text-indent="false"/>
      <style:text-properties fo:font-style="normal" style:font-style-asian="normal" style:font-style-complex="normal"/>
    </style:style>
    <style:style style:name="P41" style:family="paragraph" style:parent-style-name="Text_20_body" style:list-style-name="L10">
      <style:paragraph-properties fo:margin-left="0.9846in" fo:margin-right="0in" fo:text-indent="-0.25in" style:auto-text-indent="false"/>
    </style:style>
    <style:style style:name="P42" style:family="paragraph" style:parent-style-name="Text_20_body" style:list-style-name="L12">
      <style:paragraph-properties fo:margin-left="0.9846in" fo:margin-right="0in" fo:text-indent="-0.25in" style:auto-text-indent="false"/>
    </style:style>
    <style:style style:name="P43" style:family="paragraph" style:parent-style-name="Text_20_body" style:list-style-name="L18">
      <style:paragraph-properties fo:margin-left="0.9846in" fo:margin-right="0in" fo:text-indent="-0.25in" style:auto-text-indent="false"/>
    </style:style>
    <style:style style:name="P44" style:family="paragraph" style:parent-style-name="Text_20_body" style:list-style-name="L20">
      <style:paragraph-properties fo:margin-left="0.9846in" fo:margin-right="0in" fo:text-indent="-0.25in" style:auto-text-indent="false"/>
    </style:style>
    <style:style style:name="P45" style:family="paragraph" style:parent-style-name="Text_20_body" style:list-style-name="L21">
      <style:paragraph-properties fo:margin-left="0.9846in" fo:margin-right="0in" fo:text-indent="-0.25in" style:auto-text-indent="false"/>
    </style:style>
    <style:style style:name="P46" style:family="paragraph" style:parent-style-name="Text_20_body" style:list-style-name="L22">
      <style:paragraph-properties fo:margin-left="0.9846in" fo:margin-right="0in" fo:text-indent="-0.25in" style:auto-text-indent="false"/>
    </style:style>
    <style:style style:name="P47" style:family="paragraph" style:parent-style-name="Text_20_body" style:list-style-name="L5">
      <style:paragraph-properties fo:margin-left="0.4925in" fo:margin-right="0in" fo:text-indent="-0.25in" style:auto-text-indent="false"/>
      <style:text-properties fo:font-style="normal" style:font-style-asian="normal" style:font-style-complex="normal"/>
    </style:style>
    <style:style style:name="P48" style:family="paragraph" style:parent-style-name="Text_20_body" style:list-style-name="L6">
      <style:paragraph-properties fo:margin-left="0.4925in" fo:margin-right="0in" fo:text-indent="-0.25in" style:auto-text-indent="false"/>
      <style:text-properties fo:font-style="normal" style:font-style-asian="normal" style:font-style-complex="normal"/>
    </style:style>
    <style:style style:name="P49" style:family="paragraph" style:parent-style-name="Text_20_body" style:list-style-name="L5">
      <style:paragraph-properties fo:margin-left="0.4925in" fo:margin-right="0in" fo:text-indent="-0.25in" style:auto-text-indent="false"/>
      <style:text-properties fo:font-style="normal" fo:font-weight="normal" style:font-style-asian="normal" style:font-weight-asian="normal" style:font-style-complex="normal" style:font-weight-complex="normal"/>
    </style:style>
    <style:style style:name="P50" style:family="paragraph" style:parent-style-name="Text_20_body" style:list-style-name="L5">
      <style:paragraph-properties fo:margin-left="0.4925in" fo:margin-right="0in" fo:text-indent="-0.25in" style:auto-text-indent="false"/>
    </style:style>
    <style:style style:name="P51" style:family="paragraph" style:parent-style-name="Text_20_body" style:list-style-name="L6">
      <style:paragraph-properties fo:margin-left="0.4925in" fo:margin-right="0in" fo:text-indent="-0.25in" style:auto-text-indent="false"/>
      <style:text-properties fo:language="en" fo:country="US" fo:font-style="normal" style:font-style-asian="normal" style:font-style-complex="normal"/>
    </style:style>
    <style:style style:name="P52" style:family="paragraph" style:parent-style-name="Text_20_body" style:list-style-name="L10">
      <style:paragraph-properties fo:margin-left="0.4925in" fo:margin-right="0in" fo:text-indent="-0.25in" style:auto-text-indent="false"/>
    </style:style>
    <style:style style:name="P53" style:family="paragraph" style:parent-style-name="Text_20_body" style:list-style-name="L18">
      <style:paragraph-properties fo:margin-left="0.4925in" fo:margin-right="0in" fo:text-indent="-0.25in" style:auto-text-indent="false"/>
    </style:style>
    <style:style style:name="P54" style:family="paragraph" style:parent-style-name="Text_20_body" style:list-style-name="L22">
      <style:paragraph-properties fo:margin-left="0.4925in" fo:margin-right="0in" fo:text-indent="-0.25in" style:auto-text-indent="false"/>
    </style:style>
    <style:style style:name="P55" style:family="paragraph" style:parent-style-name="Text_20_body" style:list-style-name="L18">
      <style:paragraph-properties fo:margin-left="1.4772in" fo:margin-right="0in" fo:text-indent="-0.25in" style:auto-text-indent="false"/>
    </style:style>
    <style:style style:name="P56" style:family="paragraph" style:parent-style-name="Text_20_body" style:list-style-name="L20">
      <style:paragraph-properties fo:margin-left="1.4772in" fo:margin-right="0in" fo:text-indent="-0.25in" style:auto-text-indent="false"/>
    </style:style>
    <style:style style:name="P57" style:family="paragraph" style:parent-style-name="Text_20_body" style:list-style-name="L21">
      <style:paragraph-properties fo:margin-left="1.4772in" fo:margin-right="0in" fo:text-indent="-0.25in" style:auto-text-indent="false"/>
    </style:style>
    <style:style style:name="P58" style:family="paragraph" style:parent-style-name="Text_20_body" style:list-style-name="L22">
      <style:paragraph-properties fo:margin-left="1.4772in" fo:margin-right="0in" fo:text-indent="-0.25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esign for </text:h>
      <text:h text:style-name="P12" text:outline-level="1">PossibleyRootedMaximumLikelihoodSearcher </text:h>
      <text:h text:style-name="P12" text:outline-level="1">class</text:h>
      <text:h text:style-name="Heading_20_1" text:outline-level="1">Introduction/Motivation</text:h>
      <text:p text:style-name="Text_20_body">UnrootedMaximumLikelihoodSearcher (UMLS) as originally envisioned is for SRH models (stationary, reversible, homogeneous.) I’m trying to apply it to non-time-reversible (NTR) models. At this point, I have consistency (likelihood is always evaluated on the same edge, and at the same end) but this has to be by a leaf, and unless that is the actual root, we don’t have a valid solution.</text:p>
      <text:p text:style-name="Text_20_body"/>
      <text:p text:style-name="Text_20_body">Fortunately, it looks like UMLS can be fairly simply modified to work with non NTR models. The major change points are:</text:p>
      <text:list xml:id="list417302237" text:style-name="L1">
        <text:list-item>
          <text:p text:style-name="P14">Every Connection needs to know its ‘top’ from ‘bottom’ (‘top’ end is closest to root.) </text:p>
        </text:list-item>
        <text:list-item>
          <text:p text:style-name="P14">When calculating probabilities and likelihoods, take into account whether we are traversing edge from top to bottom or vice versa. </text:p>
        </text:list-item>
        <text:list-item>
          <text:p text:style-name="P14">All topology changing actions need to preserve the top-downwardness of the Connections. </text:p>
        </text:list-item>
        <text:list-item>
          <text:p text:style-name="P14">For rooted trees, need a Root class which attaches to a node like a Connection, but just presents the root base frequencies as its conditional probabilities. </text:p>
        </text:list-item>
      </text:list>
      <text:p text:style-name="P1">If any of these require extra work, we might use a flag to say whether this is a rooted or unrooted search, and skip the extra work if unrooted.</text:p>
      <text:h text:style-name="Heading_20_1" text:outline-level="1">Mathematical Analysis</text:h>
      <text:p text:style-name="Text_20_body">Consider a two node tree, with nodes x and y. Let X and Y be random variables for the state at a given site, and a and b be indicies over the possible states. Node x is the ancestor, node y the descendent, operating under a process with rate matrix Q and branch length (time) t. J_xy is the joint probability distribution over X and Y. J_x is the expected base frequency at x, J_y is at y. The Markov matrix on the edge is</text:p>
      <text:p text:style-name="Text_20_body">M=exp(Qt)</text:p>
      <text:p text:style-name="Text_20_body">M[a,b] = P(Y=a|X=b)</text:p>
      <text:p text:style-name="Text_20_body">By this definition, columns (a varies, b fixed) sum to one, and Q has columns sum to zero.</text:p>
      <text:p text:style-name="Text_20_body">The likelihood calculation: given Q, t, J_x calculate likelihood of observed Y.</text:p>
      <text:p text:style-name="Text_20_body">L(Y=a) = P(Y=a|X=b)*P(X=b) = (M.J_x)[a]</text:p>
      <text:p text:style-name="Text_20_body">or if y’ is the vector of observed counts at y, log likelihood is</text:p>
      <text:p text:style-name="Text_20_body">LL(y’) = Product_a y’[a]*log((M.J_x)[a]) </text:p>
      <text:p text:style-name="Text_20_body">For a stationary process, expected base frequencies at every node is the same. For a time reversable <text:soft-page-break/>process, J_xy is symmetric if base freq at each end is the equilibrium freq of the process. Then Markov matrix is the same either way, so we can calculate likelihood at x instead of at y and get the same answer. </text:p>
      <text:p text:style-name="Text_20_body"/>
      <text:p text:style-name="Text_20_body">Consider an internal node. To the left is a subtree of nodes (a,b,c). To the right, subtree of (d,e,f). The remainder of nodes (g,h,i) must be reached by going ‘up’ towards the root. Call this node ‘j’.</text:p>
      <text:p text:style-name="Text_20_body">UMLS gives an internal node 3 PatternInfos each ‘facing’ a different edge. Interpretation: towards left we have P(j|d,e,f,g,h,i). Towards right, P(j|a,b,c,g,h,i). Towards root, L(j|a,b,c,d,e,f). </text:p>
      <text:p text:style-name="Text_20_body"/>
      <text:p text:style-name="Text_20_body">Normal algorithm: say x,y are on a cherry below z. For a site, likelihood L_x(a) = 0 or 1 depending whether a = state at x. <text:s/>Call this vector L(x). Then L(z|x) = M.L(x) where M = Markov matrix. (If we <text:s/>have Markov in columns-sum-to-one, i.e. rows indexed by x, columns by z, then L(z|x) is a row of the Markov matrix, P(x|z). This does not require time reversibility.) <text:s/>Then L(z|x,y)=L(z|x).L(z|y) and we have L(z) and can continue upwards. So we have no need for change in this case.</text:p>
      <text:p text:style-name="Text_20_body"/>
      <text:p text:style-name="Text_20_body">Now consider x,y are children of the root z. We have likelihood vectors L(x), L(y), base freq P(z). We want to evaluate likelihood at the x-z edge. Then </text:p>
      <text:p text:style-name="Text_20_body">L(data) = sum(z) P(z) P(x|z) L(x) P(y|z) L(y)</text:p>
      <text:p text:style-name="Text_20_body"><text:s text:c="12"/>= sum(z) [P(z) P(y|z) L(y)] P(x|z) L(x)</text:p>
      <text:p text:style-name="Text_20_body"><text:s text:c="13"/>= {sum(z) [P(z) L(z|y)] P(x|z)} L(x)</text:p>
      <text:p text:style-name="Text_20_body">So at each end of the edge, we have a likelihood vector at that node given all the data from other edges coming into that node. <text:s/>Then we apply Markov matrix to the downstream node x to get the likelihood at z for the edge and everything downstream of it, and dot-product with the likelihood for everything upstream.</text:p>
      <text:p text:style-name="Text_20_body"/>
      <text:p text:style-name="Text_20_body">Here are the rules. Assuming Markov matrices are columns-sum-to-one (‘to’ state indexes rows):</text:p>
      <text:p text:style-name="Text_20_body">Given the likelihood vector L_b at the <text:span text:style-name="T1">bottom</text:span> of an edge, the likelihood at the <text:span text:style-name="T1">top</text:span> of the edge is L_t = (L_b’.M)’=M’.L_b <text:s/>(prime indicates transpose. Unadorned vectors are columns.) </text:p>
      <text:p text:style-name="Text_20_body">Given L_t at <text:span text:style-name="T1">top</text:span> of an edge, then L_b = M.L_t. </text:p>
      <text:p text:style-name="Text_20_body">At a regular node, the likelihood facing in the direction of an edge is the dot product of the likelihoods at the node’s end of all the other edges.</text:p>
      <text:p text:style-name="Text_20_body">At the root node, the prior base frequences are treated just like the incoming likelihoods from another edge: they get dot-producted along with the rest.</text:p>
      <text:p text:style-name="Text_20_body">The total likelihood can be calculated at either end of any edge as the dot product of the likelihood vector at this end of the edge and the likelihood vector from the node facing towards this edge. Under these rules, the total likelihood will be the same no matter where it is calculated.</text:p>
      <text:p text:style-name="Text_20_body">Note that for the calculations as they stand, we are assuming every edge is traversed from bottom to top, and so whatever point we perform the calculation at is the root – and this is where we apply the equilibrium frequencies. For a time reversible model, this works fine. </text:p>
      <text:h text:style-name="Heading_20_1" text:outline-level="1"><text:soft-page-break/>Program Analysis</text:h>
      <text:p text:style-name="Text_20_body">Line numbers from checkin 926 of UMLS.</text:p>
      <text:p text:style-name="Text_20_body">I will assume that a leaf is never the root node. (Could accommodate this with extra coding if I wished.) Need to throw an error if passed a tree with root having out-degree of one (and an NTR model.) </text:p>
      <text:p text:style-name="Text_20_body"/>
      <text:p text:style-name="Text_20_body">model.getTransitionProbabilities stores table as [transition_group][from][to], i.e. rows sum to one. So the code to go from given likelihood vector at the bottom of edge to calculated vector at top is:</text:p>
      <text:p text:style-name="Text_20_body"><text:span text:style-name="Source_20_Text">// Lb[] = given likelihood at bottom of edge</text:span></text:p>
      <text:p text:style-name="Text_20_body"><text:span text:style-name="Source_20_Text">double[][] M = new double[4][4];</text:span></text:p>
      <text:p text:style-name="Text_20_body"><text:span text:style-name="Source_20_Text">// rate category 0. M[from_top][to_bottom]</text:span></text:p>
      <text:p text:style-name="Text_20_body"><text:span text:style-name="Source_20_Text">model.getTransitionProbabilities(t,edgeParams,0,M); </text:span></text:p>
      <text:p text:style-name="Text_20_body"><text:span text:style-name="Source_20_Text">for (int top=0; top &lt; nStates; top++) {</text:span></text:p>
      <text:p text:style-name="Text_20_body"><text:span text:style-name="Source_20_Text"><text:s text:c="2"/>Lt[top] = 0;</text:span></text:p>
      <text:p text:style-name="Text_20_body"><text:span text:style-name="Source_20_Text"><text:s text:c="2"/>for (int bot=0; bot &lt; nStates; bot++) {</text:span></text:p>
      <text:p text:style-name="Text_20_body"><text:span text:style-name="Source_20_Text"><text:s text:c="4"/>Lt[top] += Lb[bot]*M[bot][top];</text:span></text:p>
      <text:p text:style-name="Text_20_body"><text:span text:style-name="Source_20_Text"><text:s text:c="2"/>}</text:span></text:p>
      <text:p text:style-name="Text_20_body"><text:span text:style-name="Source_20_Text">}</text:span></text:p>
      <text:p text:style-name="Standard">and for top to bottom, replace end with:</text:p>
      <text:p text:style-name="Text_20_body"><text:span text:style-name="Source_20_Text">for (int bot=0; bot &lt; nStates; bot++) {</text:span></text:p>
      <text:p text:style-name="Text_20_body"><text:span text:style-name="Source_20_Text"><text:s text:c="2"/>Lb[bot] = 0;</text:span></text:p>
      <text:p text:style-name="Text_20_body"><text:span text:style-name="Source_20_Text"><text:s text:c="2"/>for (int top=0; top &lt; nStates; top++) {</text:span></text:p>
      <text:p text:style-name="Text_20_body"><text:span text:style-name="Source_20_Text"><text:s text:c="4"/>Lb[bot] += Lt[top]*M[bot][top];</text:span></text:p>
      <text:p text:style-name="Text_20_body"><text:span text:style-name="Source_20_Text"><text:s text:c="2"/>}</text:span></text:p>
      <text:p text:style-name="Text_20_body"><text:span text:style-name="Source_20_Text">}</text:span></text:p>
      <text:h text:style-name="Heading_20_2" text:outline-level="2">Likelihood analysis on edges: is it currently done correctly for NTR models?</text:h>
      <text:p text:style-name="Text_20_body">I need to check ‘getExtendedConditionalProbabilities’ methods and ‘calculateLogLikelihood’ methods.</text:p>
      <text:p text:style-name="Text_20_body"><text:s/></text:p>
      <text:list xml:id="list1835997128" text:style-name="L2">
        <text:list-item>
          <text:p text:style-name="P15">UMLS.Connection.calculateLogLikelihood(..) line 3280. Calls LHCalculator.calculateLogLikelihood(length, edgeParams, model, patInfo, leftCondProb, rightCondProb, newCondProbStore). <text:s/>left/right become top/bottom so LHCalculator will know which way to go. </text:p>
        </text:list-item>
        <text:list-item>
          <text:p text:style-name="P15">UMLS.Connection.calculateLogLikelihood2(...) line 3270. <text:s/>Calls LHCalculator.calculateLogLikelihood(model, patInfo, leftCondProb, rightCondProb, edgeParams). Will be fine if LHCalculator is.</text:p>
        </text:list-item>
        <text:list-item>
          <text:p text:style-name="P15"><text:soft-page-break/>LeafNode.getExtendedConditionalProbabilities(distance, model,...) (line 2582, 2587) Called from an edge, presents the CondProbs incoming to that edge from this node. Falls through to LHCalculator.Leaf.getExtendedConditionalProbabilities, so just need to check that.</text:p>
        </text:list-item>
        <text:list-item>
          <text:p text:style-name="P15">InternalNode.getExtendedConditionalProbabilities(distance,model...) (line 2278, 2293) Called from an edge, presents the CondProbs at the far end of the edge from this node. calls LHCalculator.calculateExtended(). !! LHCalculator.calculateExtended does not know if it is going uphill or down – <text:span text:style-name="T1">change required.</text:span></text:p>
        </text:list-item>
        <text:list-item>
          <text:p text:style-name="P15">Connection.getExtendedConditionalProbabilities(distance, model...) (line 3200, 3204) called from a node, presents the CondProbs incoming to that node from this edge. Calls UNode.getExtendedConditionalProbabilities on the far end node, so OK if UNode.get... is.</text:p>
        </text:list-item>
      </text:list>
      <text:p text:style-name="Text_20_body">The LHCalculator interface is pal.eval.LHCalculator. It contains ‘subclasses’ External, Internal, Leaf (and others I think unimportant to me.) Implementations are FastFourStateLHCalculator, SimpleLHCalculator, SimpleMOdelFastFourStateLHCalculator. Class LHCalculator.AbstractExternal implements a few of the External methods.</text:p>
      <text:p text:style-name="Text_20_body">The following LHCalculator methods are called only from the new (molecular clock oriented) code, so to save time just throw an error if called with an NTR model.</text:p>
      <text:list xml:id="list1969458727" text:style-name="L3">
        <text:list-item>
          <text:p text:style-name="P16">External.calculateSingleExtendedDirect(dist,edgeparams,model,numberOfPatterns,condProbabilities)</text:p>
        </text:list-item>
        <text:list-item>
          <text:p text:style-name="P16">External.calculateSingleExtendedIndirect(...)</text:p>
        </text:list-item>
        <text:list-item>
          <text:p text:style-name="P16">External.calculateSiteDetailsRooted(...)</text:p>
        </text:list-item>
        <text:list-item>
          <text:p text:style-name="P16">External.calculateSiteDetailsUnrooted(...) (actually is called from UMLS, but from unreachable code.)</text:p>
        </text:list-item>
        <text:list-item>
          <text:p text:style-name="P16">Internal.calculatePostExtendedFlat(distance, ...)</text:p>
        </text:list-item>
      </text:list>
      <text:p text:style-name="Text_20_body">The clearly relevant LHCalculator methods:</text:p>
      <text:list xml:id="list461028847" text:continue-numbering="true" text:style-name="L3">
        <text:list-item>
          <text:p text:style-name="P16">External.calculateExtended(dist, edgeparams, model, patternInfo, leftExtCondProb, rightExtCondProb, resultStore)</text:p>
        </text:list-item>
        <text:list-item>
          <text:p text:style-name="P16">External.calculateLogLikelihood(distance,...) (also a no distance calcLogLikelihood)</text:p>
        </text:list-item>
        <text:list-item>
          <text:p text:style-name="P16">Internal.calculateExtended(distance, ..., modelChanged)</text:p>
        </text:list-item>
        <text:list-item>
          <text:p text:style-name="P16">Leaf.getExtendedConditionalProbabilities(distance,...)</text:p>
        </text:list-item>
      </text:list>
      <text:p text:style-name="Text_20_body">Look at SimpleLHCalculator as an example LHCalculator implementation. Has subclasses ExternalImpl, internalImpl which implement External, Internal interfaces. <text:s/>Also SimpleLeafCalculator is only implementation of LHCalculator.Leaf.</text:p>
      <text:list xml:id="list1187664637" text:style-name="L4">
        <text:list-item>
          <text:p text:style-name="P17">ExternalImpl.calculateExtended(): gets Markov matrices from model, calls SimpleLHCalculator.calculateExtendedImpl: <text:span text:style-name="T1">NEEDS CHANGE </text:span><text:span text:style-name="T2">to accept ‘direction’ parameter.</text:span></text:p>
        </text:list-item>
        <text:list-item>
          <text:p text:style-name="P17"><text:span text:style-name="T2">ExternalImpl.calculateLogLikelihood(distance,...): </text:span><text:span text:style-name="T1">rename left and right to top and bottom.</text:span><text:span text:style-name="T2"> calls getResultStoreValues which returns double[rateCategory][pattern][state]. getResultStoreValues: </text:span><text:span text:style-name="T1">rename left/right to top/bottom, ensure calc is correct</text:span><text:span text:style-name="T2">.</text:span></text:p>
          <text:p text:style-name="P17"><text:span text:style-name="T2">We multiply by equilibrium frequencies in this routine. For NTR models, this is only done at the root and is accounted for in the likelihoods coming from above. </text:span><text:span text:style-name="T1">Change</text:span><text:span text:style-name="T2">: So only include </text:span><text:soft-page-break/><text:span text:style-name="T2">these as a factor if calculation is unrooted, which we determine by seeing if model is NTR.</text:span></text:p>
        </text:list-item>
        <text:list-item>
          <text:p text:style-name="P18">ExternalImpl.calculateLogLikelihood(model,...) (not distance param): uses equilibrium frequencies: <text:span text:style-name="T1">wrap that in an NTR test.</text:span> </text:p>
        </text:list-item>
        <text:list-item>
          <text:p text:style-name="P18">InternalImpl.calculateExtended(): (has local state stored on a node) Stores last Markov matrix, recalculates if necessary. <text:span text:style-name="T1">minor bug: if distance is unchanged since last call but edge parameters are not, we still need to recalculate Markov matrix. </text:span>Also: <text:span text:style-name="T1">Add ‘direction’ boolean argument.</text:span></text:p>
        </text:list-item>
        <text:list-item>
          <text:p text:style-name="P18"><text:span text:style-name="T3">SimpleLeafCalculator.getExtendedConditionalProbabilities: </text:span><text:span text:style-name="T4">add check for change in edge params.</text:span><text:span text:style-name="T3"> Returns rows of getTransitionProbabilitiesTranspose, i.e. rows from M[to][from]. This is correct.</text:span></text:p>
        </text:list-item>
      </text:list>
      <text:h text:style-name="P13" text:outline-level="2">Changes for Root class</text:h>
      <text:p text:style-name="P2">Create ConnectionOrRoot interface, implemented by Connection and Root classes.</text:p>
      <text:p text:style-name="P2"/>
      <text:p text:style-name="P2">In UMLS, create RootNode extends InternalNode:</text:p>
      <text:list xml:id="list1944041388" text:style-name="L5">
        <text:list-item>
          <text:p text:style-name="P24">On creation, </text:p>
        </text:list-item>
        <text:list-item>
          <text:p text:style-name="P24">add ‘isRoot’ boolean</text:p>
        </text:list-item>
        <text:list-item>
          <text:p text:style-name="P25">setConnections(): might need a change, but probably not...</text:p>
        </text:list-item>
        <text:list-item>
          <text:p text:style-name="P23"><text:span text:style-name="T3">A common idiom in InternalNode: given a ‘caller’ Connection, loop through the connections and perform some method on all but the caller. For root, one of those connections will be null. </text:span><text:span text:style-name="T4">change to insert a check for null ptr.</text:span><text:span text:style-name="T3"> (Alternative: make connections_ have length 2.) This applies to methods:</text:span></text:p>
        </text:list-item>
        <text:list-item>
          <text:p text:style-name="P39">hasConnection, testLikelihood, getLeafNames, getSplitInformation, getLeft, getRight, toString, getAllConnections, </text:p>
        </text:list-item>
        <text:list-item>
          <text:p text:style-name="P47">buildPALNode: will work fine if called with ‘caller’ = null. <text:s/></text:p>
        </text:list-item>
        <text:list-item>
          <text:p text:style-name="P50"><text:span text:style-name="T3">instruct: I don’t know what this does, </text:span><text:span text:style-name="T4">so throw an error for now</text:span><text:span text:style-name="T3">. </text:span></text:p>
        </text:list-item>
        <text:list-item>
          <text:p text:style-name="P50"><text:span text:style-name="T3">rebuildPattern: First pass is fine if called with ‘caller’ = null. </text:span><text:span text:style-name="T4">Second pass: ‘next’ out of loops if connection is null. (unless I’ve gone for size 2 array.)</text:span></text:p>
        </text:list-item>
        <text:list-item>
          <text:p text:style-name="P50"><text:span text:style-name="T3">getLeftExtendedConditionalProbabilities(), getRightExtendedConditionalProbabilities(): </text:span><text:span text:style-name="T4">We will treat the root distribution as the ‘leftmost’ connection </text:span><text:span text:style-name="T3">always, so getLeft... will return model root freq, getRight... will return getExtendedCond... on the ‘other’ connection. </text:span></text:p>
        </text:list-item>
        <text:list-item>
          <text:p text:style-name="P50"><text:span text:style-name="T3">getLeftPatternInfo(), getRightPatternInfo(): only called by optimiseSimultaneousNNIBranchLength. </text:span><text:span text:style-name="T4">For now, throw an error if called.</text:span></text:p>
        </text:list-item>
        <text:list-item>
          <text:p text:style-name="P49">getFlatConditionalProbabilities: </text:p>
        </text:list-item>
      </text:list>
      <text:p text:style-name="P2">Rethinking all of the above. Instead of RootNode, create RootConnection class. This presents a single pattern with probabilities given by the root distribution. Then InternalNode can be completely unchanged. <text:s/>So now have RootConnection class extends Connection:</text:p>
      <text:list xml:id="list840963820" text:style-name="L6">
        <text:list-item>
          <text:p text:style-name="P26">Need a ptr to the model so can get root freqs.</text:p>
        </text:list-item>
        <text:list-item>
          <text:p text:style-name="P26"><text:soft-page-break/>Constructors: </text:p>
        </text:list-item>
        <text:list-item>
          <text:p text:style-name="P40">RootConnection(Node, SubstModel ConstructionTool): compare to Connection(Node, tool) normal start point for shadow tree. (line 2715). </text:p>
        </text:list-item>
        <text:list-item>
          <text:p text:style-name="P40">RootConnection(String[], tool, rng) cf line 2684: create a stub. </text:p>
        </text:list-item>
        <text:list-item>
          <text:p text:style-name="P51"/>
        </text:list-item>
        <text:list-item>
          <text:p text:style-name="P51"/>
        </text:list-item>
      </text:list>
      <text:p text:style-name="P2"/>
      <text:list xml:id="list490817502" text:continue-numbering="true" text:style-name="L6">
        <text:list-item>
          <text:p text:style-name="P26">Connection(Node, ConstructionTool): normal start point for shadow tree. (line 2715). Make a new constructor to create the RootConnection instead...</text:p>
        </text:list-item>
      </text:list>
      <text:p text:style-name="P2">Constructor UMLS at line 240: ‘this.treeAccess_ = new Connection(root,tool)’ line must change to be dependent on NTRness of model. Optionally instead call new RootConnection...</text:p>
      <text:p text:style-name="P2">!!!!!!!! To consider: when I get to the topology changes, we could have a node stay connected to the same edge but have it change direction. Need to make sure internal calculator knows to recalc in this case. </text:p>
      <text:p text:style-name="P2">!! Some topology change actions are different or disallowed by root node. InternalNode.extract, possibly InternalNode.swapConnection, </text:p>
      <text:h text:style-name="Heading_20_1" text:outline-level="1">Detailed Design Step 1</text:h>
      <text:p text:style-name="Text_20_body">I’m splitting the changes up into steps, each of which should end up with runnable code. First step is preliminary to adding the new ‘Root’ class: make the ConnectionOrRoot interface, and make it all run, with Connection being the only class that implements it. I’m not renaming UMLS to PossiblyRootedMLSearcher just yet. This is checked in as #963</text:p>
      <text:p text:style-name="P5">New ConnectionOrRoot interface:</text:p>
      <text:p text:style-name="P6">Nodes will have array of ConnectionOrRoot instead of array of Connections.</text:p>
      <text:p text:style-name="P6">The interface will have the following methods currently implemented by Connection. I also note what Root class will do for each of these methods.</text:p>
      <text:list xml:id="list883082378" text:continue-numbering="true" text:style-name="L6">
        <text:list-item>
          <text:p text:style-name="P48">getOther(UNode): return null</text:p>
        </text:list-item>
        <text:list-item>
          <text:p text:style-name="P48">getEdgeparameters(): return null (ALTERNATIVE: somehow get some ‘contentless’ edge params object to be created for the root. - could save lots of ‘if != null’ checks.)</text:p>
        </text:list-item>
        <text:list-item>
          <text:p text:style-name="P48">getTop() (was getRight): returns null</text:p>
        </text:list-item>
        <text:list-item>
          <text:p text:style-name="P48">getBottom() (was getLeft) : obvious.</text:p>
        </text:list-item>
        <text:list-item>
          <text:p text:style-name="P48">boolean hasConnection(Connection c, InternalNode caller): false.</text:p>
        </text:list-item>
        <text:list-item>
          <text:p text:style-name="P48">testLikelihood(): (two versions) do nothing</text:p>
        </text:list-item>
        <text:list-item>
          <text:p text:style-name="P48">getLeafNames (two versions): return zero length list.</text:p>
        </text:list-item>
        <text:list-item>
          <text:p text:style-name="P48">getSplitInformation (two versions): <text:s/>do nothing.</text:p>
        </text:list-item>
        <text:list-item>
          <text:p text:style-name="P48">toString(), toString(UNode): return “root”</text:p>
        </text:list-item>
        <text:list-item>
          <text:p text:style-name="P48">getAllConnections(ArrayList): call bottomNode_.getAllConnections</text:p>
        </text:list-item>
        <text:list-item>
          <text:p text:style-name="P48">getAllConnections(ArrayList, UNode): do nothing</text:p>
        </text:list-item>
        <text:list-item>
          <text:p text:style-name="P48"><text:soft-page-break/>getExtendedConditionalProbabilities(): (two versions) returns structure of one pattern plus root freq.</text:p>
        </text:list-item>
        <text:list-item>
          <text:p text:style-name="P11">getFarPatternInfo(UNode): completely new. Return pattern info from far end of this connection (single pattern for Root).</text:p>
        </text:list-item>
      </text:list>
      <text:p text:style-name="P8">Change Connection to ConnectionOrRoot:</text:p>
      <text:p text:style-name="P7">The boldfaced ‘Connection’s need to be changed.</text:p>
      <text:list xml:id="list1322707489" text:style-name="L7">
        <text:list-item>
          <text:p text:style-name="P19">UNode.getBackpointer(<text:span text:style-name="T1">Connection</text:span>)</text:p>
        </text:list-item>
        <text:list-item>
          <text:p text:style-name="P19">UNode.hasConnection(Connection c, <text:span text:style-name="T1">Connection</text:span> caller) </text:p>
        </text:list-item>
        <text:list-item>
          <text:p text:style-name="P19"><text:span text:style-name="T1">Connection</text:span> Unode.getLeft(Connection)</text:p>
        </text:list-item>
        <text:list-item>
          <text:p text:style-name="P19"><text:span text:style-name="T1">Connection</text:span> Unode.getRight(Connection)</text:p>
        </text:list-item>
        <text:list-item>
          <text:p text:style-name="P19">InternalNode.getCallerIndex(<text:span text:style-name="T1">Connection</text:span>)</text:p>
        </text:list-item>
        <text:list-item>
          <text:p text:style-name="P19">Connection InternalNode.getLeft(Connection)</text:p>
        </text:list-item>
        <text:list-item>
          <text:p text:style-name="P19">InternalNode.get{Left|Right}ExtendedCOnditionalProbabilities: local var.</text:p>
        </text:list-item>
        <text:list-item>
          <text:p text:style-name="P19">InternalNode.getFlatConditionalProbabilities: (two versions) local vars</text:p>
        </text:list-item>
        <text:list-item>
          <text:p text:style-name="P19">InternalNode.getExtendedConditionalProbabilities: local vars</text:p>
        </text:list-item>
        <text:list-item>
          <text:p text:style-name="P19">InternalNode.hasConnection(Connection,<text:span text:style-name="T1">Connection</text:span>)</text:p>
        </text:list-item>
        <text:list-item>
          <text:p text:style-name="P19">InternalNode.getBackpointer(<text:span text:style-name="T1">Connection</text:span>)</text:p>
        </text:list-item>
        <text:list-item>
          <text:p text:style-name="P19">LeafNode.hasConnection(Connection,<text:span text:style-name="T1">Connection</text:span>)</text:p>
        </text:list-item>
        <text:list-item>
          <text:p text:style-name="P19">LeafNode.getBackpointer(<text:span text:style-name="T1">Connection</text:span>)</text:p>
        </text:list-item>
        <text:list-item>
          <text:p text:style-name="P19"><text:span text:style-name="T1">Connection </text:span>Connection.get{Left|Right}{Left|Right}Connection()</text:p>
        </text:list-item>
        <text:list-item>
          <text:p text:style-name="P19"><text:span text:style-name="T1">Connection</text:span> Connection.attachTo(Connection, Connection[]): local vars leftUsed, rightUsed, reattachment</text:p>
        </text:list-item>
        <text:list-item>
          <text:p text:style-name="P19">Connection.doNNI(): local vars first, second</text:p>
        </text:list-item>
        <text:list-item>
          <text:p text:style-name="P19">Class SPRAction: <text:span text:style-name="T1">Connection </text:span>reattachmentPoint_ </text:p>
        </text:list-item>
        <text:list-item>
          <text:p text:style-name="P19">UNode.getAllConnections(ArrayList&lt;Connection&gt;, <text:span text:style-name="T1">ConnectionOrRoot</text:span>)</text:p>
        </text:list-item>
      </text:list>
      <text:p text:style-name="P3">Cast from ConnectionOrRoot to Connection:</text:p>
      <text:list xml:id="list1990036351" text:style-name="L8">
        <text:list-item>
          <text:p text:style-name="P20"><text:s/>InternalNode.extract: toMove, toStay </text:p>
        </text:list-item>
        <text:list-item>
          <text:p text:style-name="P20">InternalNode.buildPALNode: left/rightConnection</text:p>
        </text:list-item>
      </text:list>
      <text:list xml:id="list369176389" text:continue-list="list1322707489" text:style-name="L7">
        <text:list-item>
          <text:p text:style-name="P19">InternalNode.InternalNode(InternalNode, Connection, Node, Connection, Connection, tool): originalLeft, originalRight. (Not sure this will be error free.)</text:p>
        </text:list-item>
        <text:list-item>
          <text:p text:style-name="P19">ditto InternalNode(InternalNode originalNode, Connection originalParentConnection, Connection parentConnection, ConstructionTool tool)</text:p>
        </text:list-item>
        <text:list-item>
          <text:p text:style-name="P19">Connection.doNNI: for now cast to Connections. When I investigate topology changes, this may need to be revised.</text:p>
        </text:list-item>
      </text:list>
      <text:h text:style-name="Heading_20_2" text:outline-level="2"><text:soft-page-break/>Defer doing anything by throwing errors:</text:h>
      <text:p text:style-name="Text_20_body">Routines which don’t do anything I care about (so far as I can see) and I can’t be bothered trying to figure out, given the almost complete lack of documentation:</text:p>
      <text:list xml:id="list464335204" text:style-name="L9">
        <text:list-item>
          <text:p text:style-name="P21">InternalNode.instruct</text:p>
        </text:list-item>
      </text:list>
      <text:h text:style-name="Heading_20_1" text:outline-level="1">Detailed Design Step 2</text:h>
      <text:p text:style-name="Text_20_body">Implement the ‘Root’ inner class (with appropriate calculations). Make changes to SubstitutionModel so that I can ask for root frequencies. Cause UMLS to create a Root when the model is non-time-reversible. At the end of this stage, calculations for TR models will not have changed at all, for NTR models it will perform a calculation applying root frequencies at the root. For testing purposes, new NTR type GeneralNonEquilibriumModel which simply takes a time reversable model and adds root base frequencies to it.</text:p>
      <text:p text:style-name="Text_20_body">Still missing at this stage: assurance that all Connections have correct top/bottom orientation, likelihood calculations depend on top/bottom orientation for NTR models.</text:p>
      <text:p text:style-name="Text_20_body">Code completing this step is saved as checkin #964 (prior to debugging) and #965 after debugging.</text:p>
      <text:h text:style-name="Heading_20_2" text:outline-level="2">SubstitutionModel:</text:h>
      <text:list xml:id="list1406186663" text:style-name="L10">
        <text:list-item>
          <text:p text:style-name="P27">interface SubstitutionModel, new method boolean isTimeReversible(). </text:p>
        </text:list-item>
        <text:list-item>
          <text:p text:style-name="P41">implement in all SubstitutionModels (eval.SingleSplitMoleuclarClockLikelihoodModel, substmodel.GeneralRateDistributionSubstitutionModel, substmodel.SingleClassSubstitutionModel, substmodel.SubstitutionModel, substmodel.YangCodonModel, subsmodel.MosaicSubstitutionModel.</text:p>
        </text:list-item>
        <text:list-item>
          <text:p text:style-name="P27">interface NonTimeReversibleSubstitutionModel, new methods getRootFrequencies, rename setEquilibriumFrequencies to setRootFrequencies</text:p>
        </text:list-item>
        <text:list-item>
          <text:p text:style-name="P41">modify MosaicSubstitutionModel to match.</text:p>
        </text:list-item>
        <text:list-item>
          <text:p text:style-name="P41">NTRSMs must return a vector of ones for getEquilibriumFrequencies.</text:p>
        </text:list-item>
        <text:list-item>
          <text:p text:style-name="P52">New class <text:s/>GeneralNonEquilibriumModel</text:p>
        </text:list-item>
        <text:list-item>
          <text:p text:style-name="P41">Two constructors: Fundamental one takes SubstitutionModel plus root base freqs plus boolean to say whether base freqs are parameters or not. Other takes just subs model, assumes initial even root base freqs and that they are parameters.</text:p>
        </text:list-item>
        <text:list-item>
          <text:p text:style-name="P41">Passes everything through to its contained SubsitutionModel except for get/setRootFrequencies, and parameterization is expanded to include root freqs if desired.</text:p>
        </text:list-item>
      </text:list>
      <text:h text:style-name="Heading_20_2" text:outline-level="2">Turn treeAccess_ into ConnectionOrRoot</text:h>
      <text:p text:style-name="Text_20_body">Requires following additions to ConnectionOrRoot interface</text:p>
      <text:list xml:id="list1906112619" text:style-name="L11">
        <text:list-item>
          <text:p text:style-name="P28">setup(tool,Connection[]): <text:s/>call bottomNode_.rebuildPattern, set centerPatternValid_ to false for all Connections and Root.</text:p>
        </text:list-item>
        <text:list-item>
          <text:p text:style-name="P28">instructBase(): throw ‘unimplemented’ error. </text:p>
        </text:list-item>
        <text:list-item>
          <text:p text:style-name="P28"><text:soft-page-break/>calculateLogLikelihood(...): get the likelihoods from two directions by getFlatConditionalProbabilities on the adjacent node and the other direction is the Root’s ConditionalProbabilityStore, use calculator.calculateLogLikelihood</text:p>
        </text:list-item>
        <text:list-item>
          <text:p text:style-name="P28">calculateLogLikelihood2(...): fall through to calculateLogLikelihood</text:p>
        </text:list-item>
        <text:list-item>
          <text:p text:style-name="P28">calculateSiteDetails(...)</text:p>
        </text:list-item>
        <text:list-item>
          <text:p text:style-name="P28">buildPALNode()</text:p>
        </text:list-item>
      </text:list>
      <text:p text:style-name="Text_20_body">Requires change of <text:s/>data type:</text:p>
      <text:list xml:id="list2107245934" text:style-name="L12">
        <text:list-item>
          <text:p text:style-name="P29">optimisationHandler_.setup(<text:span text:style-name="T1">ConnectionOrRoot</text:span>,boolean)</text:p>
        </text:list-item>
        <text:list-item>
          <text:p text:style-name="P42">abstract class OptimisationHandler</text:p>
        </text:list-item>
        <text:list-item>
          <text:p text:style-name="P42">MultiOptimisationHandler.</text:p>
        </text:list-item>
        <text:list-item>
          <text:p text:style-name="P42">UniOptimisationHandler</text:p>
        </text:list-item>
        <text:list-item>
          <text:p text:style-name="P29">ModelOptimiseAction(<text:span text:style-name="T1">ConnectionOrRoot,</text:span><text:span text:style-name="T2">...) (two methods) </text:span></text:p>
        </text:list-item>
        <text:list-item>
          <text:p text:style-name="P29"><text:span text:style-name="T2">UNode.getFlatConditionalProbabiliies(model,boolean,</text:span><text:span text:style-name="T1">ConnectionOrRoot</text:span><text:span text:style-name="T2">,int,boolean) (and the two implementations)</text:span></text:p>
        </text:list-item>
        <text:list-item>
          <text:p text:style-name="P29"><text:span text:style-name="T2">UNode.getPatternInfo(</text:span><text:span text:style-name="T1">ConnectionOrRoot)</text:span></text:p>
        </text:list-item>
        <text:list-item>
          <text:p text:style-name="P29"><text:span text:style-name="T2">UNode.buildPALNode(double,</text:span><text:span text:style-name="T1">ConnectionOrRoot</text:span><text:span text:style-name="T2">)</text:span></text:p>
        </text:list-item>
        <text:list-item>
          <text:p text:style-name="P29"><text:span text:style-name="T2">Constructor InternalNode(String[], </text:span><text:span text:style-name="T1">ConnectionOrRoot</text:span><text:span text:style-name="T2">, tool, rng)</text:span></text:p>
        </text:list-item>
        <text:list-item>
          <text:p text:style-name="P29"><text:span text:style-name="T2">Constructor InternalNode(node,</text:span><text:span text:style-name="T1">ConnenctionOrRoot,</text:span><text:span text:style-name="T2">tool)</text:span></text:p>
        </text:list-item>
      </text:list>
      <text:p text:style-name="P4">Requires change of code:</text:p>
      <text:list xml:id="list89465758" text:style-name="L13">
        <text:list-item>
          <text:p text:style-name="P22">calls to optimisationHandler_.setup(treeAccess_,boolean): it make no sense to do a ‘setup’ on a Root (has no branch length to optimise) so instead call setup on allConnections_[0].</text:p>
        </text:list-item>
      </text:list>
      <text:p text:style-name="Text_20_body">Get out of jail by throwing error:</text:p>
      <text:list xml:id="list499515720" text:style-name="L14">
        <text:list-item>
          <text:p text:style-name="P30">method UnrootedMLSearcher(UnrootedMLSearcher base, Connection attachmentPoint, Node newSubtree, Alignment newSequences, SubstitutionModel model, long seed) if base.treeAccess_ is Root</text:p>
        </text:list-item>
      </text:list>
      <text:p text:style-name="P3">Notes on Connection.centerPatternValid_: </text:p>
      <text:p text:style-name="Text_20_body">Set false on Connection constructors. Set true when pattern is recalculated by getCenterPatternInfo. Set false on all connections in Connection.setup(tool,allConnections.) This ‘Connection.setup’ is called by various topology changing operations, so at this point in development, I need not worry. It will be fixed when I introduce topology changes (probably by making allConnections include the Root.)</text:p>
      <text:h text:style-name="Heading_20_2" text:outline-level="2">Creation of Root in Shadow Tree</text:h>
      <text:p text:style-name="Text_20_body">Entry through UnrootedMLSearcher(node, alighment, model, calcfactory, seed) calls Connection(Node, tool). <text:s/>Change so if rooted tree, call ‘new Root(root, tool)’ instead.</text:p>
      <text:p text:style-name="Text_20_body">Also UMLS(alignment, model, calcFactory, seed) calls Connection(String[], tool, rng) as alternative entry. <text:s/>Again, use Root(String[],tool,rng) instead if rooted tree.</text:p>
      <text:p text:style-name="P1">Also UMLS(UMLS,Connection,Node,...) (creates a new UMLS from an old UMLS adding in a new <text:soft-page-break/>subtree. calls Connection(Connection,Connection,Node,tool). Just ‘throw error’ avoid work on this one. </text:p>
      <text:h text:style-name="Heading_20_2" text:outline-level="2">UMLS.Root class</text:h>
      <text:p text:style-name="P6">New inner class which implements ConnectionOrRoot. See section “New ConnectionOrRoot interface” earlier for what each method should do.</text:p>
      <text:list xml:id="list2093113719" text:style-name="L15">
        <text:list-item>
          <text:p text:style-name="P9">Constructor Root(Node,tool): comparable to constructor Connection(Node,tool)</text:p>
        </text:list-item>
        <text:list-item>
          <text:p text:style-name="P9">Constructor Root(IDGroup, tool, rng) comparable to constructor for COnnection.</text:p>
        </text:list-item>
      </text:list>
      <text:h text:style-name="Heading_20_2" text:outline-level="2">Test Harness and Test Case</text:h>
      <text:p text:style-name="Text_20_body">Test case, hand-tractable: Two states (R,Y). Markov matrix M={{0.8,0.3},{0.2,0.7}} on all edges except a couple use M^2 instead. Four leaf balanced tree. Leaf nodes are u, v, w, x. Parent of u,v is s. Parent of w,x is t. Root is r. edges tx and rs use M^2 as Markov matrix, all others use M. Root distribution is the equilibirum distribution {.6, .4} (time reversable case) or {0.8,0.2} (non time reversible case.) The leaf states are (u,v,w,x) = (R,Y,Y,Y).</text:p>
      <text:p text:style-name="Text_20_body">Octave code for this calculation. All vectors have names with first two letters being the vertices at each end of the edge in question, and third letter ‘b’ for bottom or ‘t’ for top. The direction in which we are looking is given by the ordering of the first two letters. So ‘usb’ is the at the bottom of edge ‘us’, and in direction ‘u’ to ‘s’: i.e. likelihood of everything below ‘u’, = (1,0) because it is a leaf in state R. By contrast ‘sub’ is likelihood of everything above the bottom of edge ‘us’. The total likelihood is the dot-product of usb and sub, or of rtt and trt etc. anywhere in the tree. The following is for the NTR test case, and overall likelihood is 0.0475 (exactly.) If we replace just one assignment to become rrb=[0.6,0.4] we get the TR test case, overall likelihood is 0.0346875 exactly.</text:p>
      <text:p text:style-name="Text_20_body"><text:span text:style-name="Source_20_Text">M=[[.8,.3];[.2,.7]]</text:span></text:p>
      <text:p text:style-name="Text_20_body"><text:span text:style-name="Source_20_Text">M2=M*M</text:span></text:p>
      <text:p text:style-name="Text_20_body"><text:span text:style-name="Source_20_Text">usb=[1,0]</text:span></text:p>
      <text:p text:style-name="Text_20_body"><text:span text:style-name="Source_20_Text">vsb=[0,1]</text:span></text:p>
      <text:p text:style-name="Text_20_body"><text:span text:style-name="Source_20_Text">wtb=[0,1]</text:span></text:p>
      <text:p text:style-name="Text_20_body"><text:span text:style-name="Source_20_Text">xtb=[0,1]</text:span></text:p>
      <text:p text:style-name="Text_20_body"><text:span text:style-name="Source_20_Text">ust=usb*M</text:span></text:p>
      <text:p text:style-name="Text_20_body"><text:span text:style-name="Source_20_Text">vst=vsb*M</text:span></text:p>
      <text:p text:style-name="Text_20_body"><text:span text:style-name="Source_20_Text">wtt=wtb*M</text:span></text:p>
      <text:p text:style-name="Text_20_body"><text:span text:style-name="Source_20_Text">xtt=xtb*M2</text:span></text:p>
      <text:p text:style-name="Text_20_body"><text:span text:style-name="Source_20_Text">srb=ust.*vst</text:span></text:p>
      <text:p text:style-name="Text_20_body"><text:span text:style-name="Source_20_Text">trb=wtt.*xtt</text:span></text:p>
      <text:p text:style-name="Text_20_body"><text:span text:style-name="Source_20_Text">srt=srb*M2</text:span></text:p>
      <text:p text:style-name="Text_20_body"><text:span text:style-name="Source_20_Text">trt=trb*M</text:span></text:p>
      <text:p text:style-name="Text_20_body"><text:span text:style-name="Source_20_Text"/></text:p>
      <text:p text:style-name="Text_20_body"><text:span text:style-name="Source_20_Text">rrb=[0.2,0.8]</text:span></text:p>
      <text:p text:style-name="Text_20_body"><text:soft-page-break/><text:span text:style-name="Source_20_Text">rst=trt.*rrb</text:span></text:p>
      <text:p text:style-name="Text_20_body"><text:span text:style-name="Source_20_Text">rtt=srt.*rrb</text:span></text:p>
      <text:p text:style-name="Text_20_body"><text:span text:style-name="Source_20_Text">rsb=rst*M2'</text:span></text:p>
      <text:p text:style-name="Text_20_body"><text:span text:style-name="Source_20_Text">rtb=rtt*M'</text:span></text:p>
      <text:p text:style-name="Text_20_body"><text:span text:style-name="Source_20_Text">sut=rsb.*vst</text:span></text:p>
      <text:p text:style-name="Text_20_body"><text:span text:style-name="Source_20_Text">svt=rsb.*ust</text:span></text:p>
      <text:p text:style-name="Text_20_body"><text:span text:style-name="Source_20_Text">twt=rtb.*xtt</text:span></text:p>
      <text:p text:style-name="Text_20_body"><text:span text:style-name="Source_20_Text">txt=rtb.*wtt</text:span></text:p>
      <text:p text:style-name="Text_20_body"><text:span text:style-name="Source_20_Text">sub=sut*M'</text:span></text:p>
      <text:p text:style-name="Text_20_body"><text:span text:style-name="Source_20_Text">svb=svt*M'</text:span></text:p>
      <text:p text:style-name="Text_20_body"><text:span text:style-name="Source_20_Text">twb=twt*M'</text:span></text:p>
      <text:p text:style-name="Text_20_body"><text:span text:style-name="Source_20_Text">txb=txt*M2'</text:span></text:p>
      <text:p text:style-name="Text_20_body">Diagonalization of the matrix:</text:p>
      <text:p text:style-name="Text_20_body">M={{.6,1},{.4,-1}}*{{1,0},{0,.5}}*inv({{.6,1},{.4,-1}})</text:p>
      <text:p text:style-name="Text_20_body">={{.6,1},{.4,-1}}*{{1,0},{0,.5}}*{{1,1},{.4,-.6}}</text:p>
      <text:p text:style-name="Text_20_body">so rate matrix log(M) = {{-0.4 log(2), 0.6 log(2)},{0.4 log(2), -0.6 log(2)}</text:p>
      <text:p text:style-name="Text_20_body">So construct a 4x4 matrix which has (for example) transitions but <text:span text:style-name="T1">no</text:span> transversions, with the required equilibrium ratios, so we can (e.g.) use A and G as the two states. </text:p>
      <text:p text:style-name="P5">Other required changes:</text:p>
      <text:list xml:id="list2124806396" text:style-name="L16">
        <text:list-item>
          <text:p text:style-name="P10">InternalNode.rebuildPattern: in loop through connections, skip if root.</text:p>
        </text:list-item>
        <text:list-item>
          <text:p text:style-name="P10">InternalNode.get{Left|Right}PatternInfo: instead call new method ConnectionOrRoot.getFarPatternInfo(UNode). </text:p>
        </text:list-item>
        <text:list-item>
          <text:p text:style-name="P10">InternalNode.rebuildMyPattern: call <text:s/>ConnectionOrRoot.getFarPatternInfo(Unode)</text:p>
        </text:list-item>
      </text:list>
      <text:p text:style-name="Text_20_body"/>
      <text:h text:style-name="Heading_20_1" text:outline-level="1">Detailed Design Step 3</text:h>
      <text:p text:style-name="Text_20_body">Change Connections to have ‘top’ and ‘bottom’ links instead of ‘left’ and ‘right’. Ensure that in initial creation of tree, ‘top’ always points towards the root. Modify likelihood calculations for NTR models to account for edge orientation.</text:p>
      <text:p text:style-name="Text_20_body">Still missing at this stage: tree topology changing operations must maintain the correctness of top/bottom orientation, and must handle the cases where a Root is one of the participating ConnectionOrRoot objects.</text:p>
      <text:p text:style-name="Text_20_body"/>
      <text:p text:style-name="P3">Rename class to ‘PossiblyRootedMLSearcher’</text:p>
      <text:h text:style-name="Heading_20_2" text:outline-level="2">Connections have ‘top’ and ‘bottom’</text:h>
      <text:list xml:id="list2130067394" text:style-name="L17">
        <text:list-item>
          <text:p text:style-name="P31">Rename ‘left’ node pointer as ‘bottom’, and ‘right’ as ‘top’ <text:s/>in Connection, and markLeft_ to <text:soft-page-break/>markBottom_ etc.</text:p>
        </text:list-item>
        <text:list-item>
          <text:p text:style-name="P31">Rename Connection.mark{Left|right}Node_</text:p>
        </text:list-item>
        <text:list-item>
          <text:p text:style-name="P31">Rename Connection.get{Left|Right}()</text:p>
        </text:list-item>
        <text:list-item>
          <text:p text:style-name="P31">Rename get{Left|Right}FlatConditionalProbabilities</text:p>
        </text:list-item>
        <text:list-item>
          <text:p text:style-name="P31">Rename get{Left|Right}LeafNames()</text:p>
        </text:list-item>
        <text:list-item>
          <text:p text:style-name="P31">Rename get{Left|Right}{Left|Right}Connection(): e.g. getLeftLeftConnection() becomes getBottomLeftConnection(), etc. </text:p>
        </text:list-item>
        <text:list-item>
          <text:p text:style-name="P31">Rename get{Left|Right}PatternInfo</text:p>
        </text:list-item>
        <text:list-item>
          <text:p text:style-name="P31">Rename BranchAccessImpl.get{Left|Right}LeafNames()</text:p>
        </text:list-item>
        <text:list-item>
          <text:p text:style-name="P31">Connection(Unode,Unode,double,tool) rename parameters</text:p>
        </text:list-item>
        <text:list-item>
          <text:p text:style-name="P31">Connection(Unode,Connection,Unode,double,tool) rename parameters. (May need more work on this – to allow connecting the other way.)</text:p>
        </text:list-item>
        <text:list-item>
          <text:p text:style-name="P31">Connection(Connection,Connection,Node,tool) rename local variables</text:p>
        </text:list-item>
        <text:list-item>
          <text:p text:style-name="P31">Connection(Connection,Connection,Node,UNode,UNode,tool): rename local vars</text:p>
        </text:list-item>
        <text:list-item>
          <text:p text:style-name="P31">Connection.setNodes(UNode,Unode): rename args.</text:p>
        </text:list-item>
        <text:list-item>
          <text:p text:style-name="P31">Connection.getCenterPatternInfo(..): rename local vars</text:p>
        </text:list-item>
        <text:list-item>
          <text:p text:style-name="P31">Connection.calculateLogLikelihood2(..): rename local vars</text:p>
        </text:list-item>
        <text:list-item>
          <text:p text:style-name="P31">Connection.calculateLogLikelihood(..): rename local vars</text:p>
        </text:list-item>
        <text:list-item>
          <text:p text:style-name="P31">Connection.calculateSiteDetails(..): rename locals</text:p>
        </text:list-item>
        <text:list-item>
          <text:p text:style-name="P31">rename NNIAction.leftLeftSwapsWithRightLeft_</text:p>
        </text:list-item>
        <text:list-item>
          <text:p text:style-name="P31">rename OptimisationHandler.{left|right}FlatConditionalProbabilities_</text:p>
        </text:list-item>
        <text:list-item>
          <text:p text:style-name="P31">retname NNIOptimisationHandler.{left|right}FlatConditionalProbabilities_, {left|right}FlatStore_, {left|right}{Left|Right}ExtendedStore_ (first left/right only), {left|right}PatternStore_</text:p>
        </text:list-item>
        <text:list-item>
          <text:p text:style-name="P31">NNIOptimisationHandler.optimiseSimulataneousNNIBranchLength(..): locals</text:p>
        </text:list-item>
        <text:list-item>
          <text:p text:style-name="P31">NNIOptHand.setPatternInfo(..): args</text:p>
        </text:list-item>
        <text:list-item>
          <text:p text:style-name="P31">ConstructionTool.build(..): args – call them 1 and 2 </text:p>
        </text:list-item>
        <text:list-item>
          <text:p text:style-name="P31">Search comments for left/right and change where necessary.</text:p>
        </text:list-item>
      </text:list>
      <text:p text:style-name="Text_20_body">At this point, checkin as #966.</text:p>
      <text:h text:style-name="Heading_20_2" text:outline-level="2">LHCalculator Changes</text:h>
      <text:list xml:id="list1011478283" text:style-name="L18">
        <text:list-item>
          <text:p text:style-name="P32">External.calculateExtended: add an extra boolean arg for direction.</text:p>
        </text:list-item>
        <text:list-item>
          <text:p text:style-name="P43">and change calls to this method to provide the arg. ‘false’ gives current behaviour so should be used where NTR models not yet supported.</text:p>
        </text:list-item>
        <text:list-item>
          <text:p text:style-name="P43"><text:soft-page-break/>SimpleMolecularClockLikelihoodModel.calculateExtendedConditionals - ‘false’</text:p>
        </text:list-item>
        <text:list-item>
          <text:p text:style-name="P43">SimpleUnconstrainedLikelihoodModel.calculateExtended: add boolean arg</text:p>
        </text:list-item>
        <text:list-item>
          <text:p text:style-name="P55">need to change interface UnconstrainedLikelihoodModel, which has no other implementations. Also the calculateExtended method is not called, so what was the point?</text:p>
        </text:list-item>
        <text:list-item>
          <text:p text:style-name="P43">SingleSplitMolecularClockLikelihoodModel.calculateExtendedConditionals: ‘false’</text:p>
        </text:list-item>
        <text:list-item>
          <text:p text:style-name="P43">PRMLS.InternalNode.getExtendedConditionalProbabilities: add arg</text:p>
        </text:list-item>
        <text:list-item>
          <text:p text:style-name="P55">created boolean Connection.isTopNode(UNode) method.</text:p>
        </text:list-item>
        <text:list-item>
          <text:p text:style-name="P32">External.calculateLogLikelihood(distance,...): rename left/right to bottom/top (in that order)</text:p>
        </text:list-item>
        <text:list-item>
          <text:p text:style-name="P32">External.calculateSiteDetailsUnrooted(distance,...): rename left/right to bottom/top. </text:p>
        </text:list-item>
        <text:list-item>
          <text:p text:style-name="P32">Internal.calculateExtended(distance,...): add boolean, as for External.calcExt.</text:p>
        </text:list-item>
        <text:list-item>
          <text:p text:style-name="P32">Internal.calcualtePostExtendedFlat(distance,...) rename args</text:p>
        </text:list-item>
        <text:list-item>
          <text:p text:style-name="P32">AbstractExternal.calculateSiteDetailsUnrooted(distance,...): rename l/r-&gt;b/t.</text:p>
        </text:list-item>
        <text:list-item>
          <text:p text:style-name="P53">AbstractExternal.calculateCategoryPatternProbabilities(distance,...): rename l/r-&gt;b/t, check implementations.</text:p>
        </text:list-item>
      </text:list>
      <text:p text:style-name="Text_20_body">Then in each implementation (FastFourStateLHCalculator, SimpleLHCalculator, SimpleMOdelFastFourStateLHCalculator), we need to check:</text:p>
      <text:list xml:id="list1065522928" text:continue-numbering="true" text:style-name="L18">
        <text:list-item>
          <text:p text:style-name="P32">External.calculateExtended: <text:s/>extra boolean arg, ensure we do directional calculation.</text:p>
        </text:list-item>
        <text:list-item>
          <text:p text:style-name="P32">External.calculateLogLikelihood(distance,...): rename args, check calculation.</text:p>
        </text:list-item>
        <text:list-item>
          <text:p text:style-name="P32">External.calculateSiteDetailsUnrooted(distance,...): rename, check calculation</text:p>
        </text:list-item>
        <text:list-item>
          <text:p text:style-name="P32">Internal.calculateExtended(distance,...): rename l/r-&gt;b/t, check calculation</text:p>
        </text:list-item>
        <text:list-item>
          <text:p text:style-name="P32">Internal.calcualtePostExtendedFlat(distance,...) rename, check calculation</text:p>
        </text:list-item>
        <text:list-item>
          <text:p text:style-name="P53">External.calculateCategoryPatternProbabilities(distance,...): rename l/r-&gt;b/t, check calculation.</text:p>
        </text:list-item>
      </text:list>
      <text:h text:style-name="Heading_20_2" text:outline-level="2">Enhanced Testing</text:h>
      <text:p text:style-name="Text_20_body">Must perform each of the three test cases with each of the three LHCalculator implementations. </text:p>
      <text:p text:style-name="Text_20_body"/>
      <text:p text:style-name="Text_20_body">Checked in up to this point as #969.</text:p>
      <text:h text:style-name="Heading_20_2" text:outline-level="2">Tidy up:</text:h>
      <text:p text:style-name="Text_20_body">I’d previously changed some code to ensure Connections didn’t get detached from their adjacent leaves. This is now redundant and adds complexity. Checkin 902 was where this was added.</text:p>
      <text:list xml:id="list240146954" text:style-name="L19">
        <text:list-item>
          <text:p text:style-name="P33">Remove debugging routine at top of PRMLS which checked whether leaf/Connection adjacencies had changed.</text:p>
        </text:list-item>
        <text:list-item>
          <text:p text:style-name="P33">InternalNode.extract(Connection): revert to simpler pre-902 code, but keep the comment and renaming of variables.</text:p>
        </text:list-item>
        <text:list-item>
          <text:p text:style-name="P33"><text:soft-page-break/>In two places, was looping backwards through allConnections so as to always end on [0]: revert to looping forwards.</text:p>
        </text:list-item>
        <text:list-item>
          <text:p text:style-name="P33">UNode.get{Extended|Flat}ConditionalProbabilities: eliminate ‘isForLeft’ parameter as it is not used. </text:p>
        </text:list-item>
      </text:list>
      <text:p text:style-name="Text_20_body">Added a sanity check routine ‘checkConnections()’: throws an error if a node has more than one parent (i.e. has is bottom node to two or more Connections.) (For NTR models, should always have exactly one parent, but TR models have a node with zero parents, so I allow that also.)</text:p>
      <text:p text:style-name="P4">Final checkin for step 3 was #970.</text:p>
      <text:h text:style-name="Heading_20_1" text:outline-level="1">Detailed Design Step 4</text:h>
      <text:p text:style-name="Text_20_body">Tree topology changing operations must maintain the correctness of top/bottom orientation, and must handle the cases where a Root is one of the participating ConnectionOrRoot objects.</text:p>
      <text:h text:style-name="Heading_20_2" text:outline-level="2">Analysis of the topology change actions:</text:h>
      <text:list xml:id="list1680668974" text:style-name="L20">
        <text:list-item>
          <text:p text:style-name="P34">NNIAction</text:p>
        </text:list-item>
        <text:list-item>
          <text:p text:style-name="P44">missed a top/bottom renaming in leftLeftSwapsWithRightLeft_.</text:p>
        </text:list-item>
        <text:list-item>
          <text:p text:style-name="P44">Uses Connection.doNNI to do the topology change. Will need to ensure this maintains the constraints.</text:p>
        </text:list-item>
        <text:list-item>
          <text:p text:style-name="P34">SweepNNIAction</text:p>
        </text:list-item>
        <text:list-item>
          <text:p text:style-name="P44">Uses NNIAction for topology change</text:p>
        </text:list-item>
        <text:list-item>
          <text:p text:style-name="P34">FullSweepNNIAction</text:p>
        </text:list-item>
        <text:list-item>
          <text:p text:style-name="P44">Uses NNIAction for the topology change</text:p>
        </text:list-item>
        <text:list-item>
          <text:p text:style-name="P44">need to ensure internalConnections_ array is the right size.</text:p>
        </text:list-item>
        <text:list-item>
          <text:p text:style-name="P34">NNIBranchLengthOptimiseAction</text:p>
        </text:list-item>
        <text:list-item>
          <text:p text:style-name="P44">calls NNIOptimisationHandler.optimiseSimultaneousNNIBranchLength on a Connection</text:p>
        </text:list-item>
        <text:list-item>
          <text:p text:style-name="P56">if edge is adjacent to a leaf, optimise branch length only</text:p>
        </text:list-item>
        <text:list-item>
          <text:p text:style-name="P56">otherwise, try all three subtree topologies, calculating patterns etc ‘by hand’ and optimising branch lenght.</text:p>
        </text:list-item>
        <text:list-item>
          <text:p text:style-name="P56">perform the optimal NNI (or null op) and return result.</text:p>
        </text:list-item>
        <text:list-item>
          <text:p text:style-name="P34">SPRAction</text:p>
        </text:list-item>
        <text:list-item>
          <text:p text:style-name="P44">See below</text:p>
        </text:list-item>
        <text:list-item>
          <text:p text:style-name="P34">SweepSPRAction</text:p>
        </text:list-item>
        <text:list-item>
          <text:p text:style-name="P44">Uses SPRAction for the topology change</text:p>
        </text:list-item>
        <text:list-item>
          <text:p text:style-name="P34">FullSweepSPRAction</text:p>
        </text:list-item>
        <text:list-item>
          <text:p text:style-name="P44">Uses SPRAction for the topology change</text:p>
        </text:list-item>
      </text:list>
      <text:p text:style-name="Text_20_body"><text:soft-page-break/>How SPRAction works: </text:p>
      <text:list xml:id="list166982119" text:style-name="L21">
        <text:list-item>
          <text:p text:style-name="P35">gets two connections, toRemove_ (I’ll call it ‘R’) and attachmentPoint_ (I’ll call it A.) Assertion (enforced in setRandomTargets): A!=R, A and R not directly connected (no shared neighbour node.) </text:p>
        </text:list-item>
        <text:list-item>
          <text:p text:style-name="P35">(I’m ignoring various bits of info which get stored to enable undoing.) </text:p>
        </text:list-item>
        <text:list-item>
          <text:p text:style-name="P35">Calls R.attachTo(A, ...)</text:p>
        </text:list-item>
        <text:list-item>
          <text:p text:style-name="P45">node used&lt;- whichever node of R is closer to A</text:p>
        </text:list-item>
        <text:list-item>
          <text:p text:style-name="P45">Connection redundant &lt;- used.extract(R)</text:p>
        </text:list-item>
        <text:list-item>
          <text:p text:style-name="P57">pulls out ‘used’ and R and one of used’s Connections, patching what is left. Currently arbitrary which of used’s other Connections is pulled and which stays. ‘redundant’ is ptr to the Connection which is pulled.</text:p>
        </text:list-item>
        <text:list-item>
          <text:p text:style-name="P45">Select one of A’s nodes (currently arbitrary which one), call it attachmentNodeToMove</text:p>
        </text:list-item>
        <text:list-item>
          <text:p text:style-name="P45">For A, replace attachmentNodeToMove by ‘used’</text:p>
        </text:list-item>
        <text:list-item>
          <text:p text:style-name="P45">Put attachmentNodeToMove onto dangling end of ‘redundant’</text:p>
        </text:list-item>
        <text:list-item>
          <text:p text:style-name="P45">Tell attachmentNodeToMove where it is attached.</text:p>
        </text:list-item>
      </text:list>
      <text:p text:style-name="Text_20_body">We cannot rely on just local changes: if the ‘pruned’ subtree includes the root, all edges between where the pruned subtree is removed and where it is reattached will need to change direction.</text:p>
      <text:p text:style-name="Text_20_body">Therefore, do the SPR without regard for maintaining edge directions, then clean up afterwards. </text:p>
      <text:h text:style-name="Heading_20_2" text:outline-level="2">Required changes:</text:h>
      <text:list xml:id="list1990593977" text:style-name="L22">
        <text:list-item>
          <text:p text:style-name="P36">FullSweepNNIAction: internalConnections_ size to work with rooted trees.</text:p>
        </text:list-item>
      </text:list>
      <text:list xml:id="list391447305" text:continue-list="list1680668974" text:style-name="L20">
        <text:list-item>
          <text:p text:style-name="P34">NNIBranchLengthOptimiseAction: throw error when invoked with NTR model rather than worry about coding the changes.</text:p>
        </text:list-item>
      </text:list>
      <text:list xml:id="list1417955907" text:continue-list="list1990593977" text:style-name="L22">
        <text:list-item>
          <text:p text:style-name="P36">Connection.doNNI: Can do any NNI in two equivalent ways, by which pair of Connections we chose to swap. There will always be a way in which we choose two Connections such that our nodes are at the top of both of them. Swapping these will maintain the directional structure as required.</text:p>
        </text:list-item>
        <text:list-item>
          <text:p text:style-name="P36">New methods boolean fixConnectionDirections(caller) for Root, Connection, UNode. Returns ‘true’ if the subtree seen by caller contains the root, false otherwise, and guarantees that the subtree has all its edges pointing the right way.</text:p>
        </text:list-item>
        <text:list-item>
          <text:p text:style-name="P46">Root.fCD(UNode): return true</text:p>
        </text:list-item>
        <text:list-item>
          <text:p text:style-name="P46">InternalNode.fCD(ConnectionOrRoot caller): for all ConnectionsOrRoots ‘c’ except for caller, call c.fCD(this). If both return ‘true’, throw error, else return the ‘or’ of their values. </text:p>
        </text:list-item>
        <text:list-item>
          <text:p text:style-name="P46">Connection.fCD(InternalNode caller):</text:p>
        </text:list-item>
        <text:list-item>
          <text:p text:style-name="P58">For the non-caller node ‘n’, call n.fCD(this)</text:p>
        </text:list-item>
        <text:list-item>
          <text:p text:style-name="P58">If edge is wrong way around, swap top and bottom node, set CenterPatternValid_ <text:soft-page-break/>to false. </text:p>
        </text:list-item>
        <text:list-item>
          <text:p text:style-name="P58">return value from n.fCD call.</text:p>
        </text:list-item>
        <text:list-item>
          <text:p text:style-name="P46">Also a version without caller Connection.fCD(): void fixConnectionDirections().</text:p>
        </text:list-item>
        <text:list-item>
          <text:p text:style-name="P46">LeafNode.fCD(ConnectionOrRoot caller): return false</text:p>
        </text:list-item>
        <text:list-item>
          <text:p text:style-name="P54">Connection.attachTo: call fixConnectionDirections() after changes</text:p>
        </text:list-item>
      </text:list>
      <text:h text:style-name="Heading_20_2" text:outline-level="2">Additional Changes During Debugging</text:h>
      <text:p text:style-name="Text_20_body">NonTimeReversibleSubsitutionModels need to return a vector of ones for getEquilibriumFrequencies, so changed NTRSM to be an abstract class with getEquilibriumFrequencies method, adjusted MosaicSubstitutionModel and GeneralNonEquilibriumModel to match.</text:p>
      <text:p text:style-name="Text_20_body"/>
      <text:p text:style-name="Text_20_body">At approximately this point, checked in a ‘work in progress’ as #990.</text:p>
      <text:p text:style-name="Text_20_body"/>
      <text:p text:style-name="Text_20_body">For MosaicSubstitutionModel, the edge-parameter counting via MosaicModelNodeParameters needed fixing to allow for the Root ‘edge’.</text:p>
      <text:list xml:id="list1158548224" text:style-name="L23">
        <text:list-item>
          <text:p text:style-name="P37">add to NonTimeReversibleSubstitutionModel method ModelEdgeParameters getModelEdgeParametersForRoot()</text:p>
        </text:list-item>
        <text:list-item>
          <text:p text:style-name="P37">For all models except Mosaic, make this return null. For Mosaic, return a boring MMEP</text:p>
        </text:list-item>
        <text:list-item>
          <text:p text:style-name="P37">Constructors for Root now take a NTRSModel as a parameter. Constructor sets new data member edgeParams_ from model.getModelEdgeParametersForRoot().</text:p>
        </text:list-item>
      </text:list>
      <text:p text:style-name="Text_20_body">Additional minor tidy-ups:</text:p>
      <text:p text:style-name="Text_20_body">LHCalculator.External.calculateLogLikelihood(model, centerPattern, leftCondProb, rightCondProb, edgeParams): rename ‘left’, ‘right’ to ‘bottom’, ‘top’, and also in the three implementations of this interface. </text:p>
      <text:p text:style-name="Text_20_body">For MosaicSubstitutionModel, likelihood penalty should be number of models per edge MINUS ONE. Change in MMEP.getTreeEdgeParameterCount and MMEP.getSubtreeEdgeParametersCount</text:p>
      <text:p text:style-name="Text_20_body">In treeSearchTest1, remove the ‘shiftRoot’ commands. Root the NJ tree by midpoint.</text:p>
      <text:p text:style-name="Text_20_body"/>
      <text:p text:style-name="Text_20_body">Checked in as #991, 992. </text:p>
      <text:p text:style-name="Text_20_body">SCARY NEW THOUGHT: If we have a submodel only for ‘orphaned’ edges, then sometime is is used, sometimes not, with big change in number of parameters.</text:p>
      <text:h text:style-name="Heading_20_2" text:outline-level="2">Detailed Design Step 5</text:h>
      <text:p text:style-name="Text_20_body">Make MosaicSubstitutionModel able to take root frequencies either as given or as model parameters.</text:p>
      <text:list xml:id="list506332145" text:style-name="L24">
        <text:list-item>
          <text:p text:style-name="P38">Modify MSM to implement root frequencies as a StochasticVector object</text:p>
        </text:list-item>
        <text:list-item>
          <text:p text:style-name="P38">Add a ‘boolean fixedRootFrequencies_’ to data members</text:p>
        </text:list-item>
        <text:list-item>
          <text:p text:style-name="P38">add boolean fixedRootFrequencies to constructors</text:p>
        </text:list-item>
        <text:list-item>
          <text:p text:style-name="P38"><text:soft-page-break/>If root frequencies are variable, the MultiParameterized should include the root freq StochasticVector as one of its subparameterizations.</text:p>
        </text:list-item>
        <text:list-item>
          <text:p text:style-name="P38">SubmodelParameterAccessWatcher needs to allow for a change in the stochastic vector.</text:p>
        </text:list-item>
      </text:list>
      <text:p text:style-name="Text_20_body">Checked in as #993.</text:p>
      <text:h text:style-name="Heading_20_1" text:outline-level="1">Testing</text:h>
      <text:p text:style-name="Text_20_body">Existing ‘testLikelihood’ methods are unused, but look like they traverse the tree evaluating likelihoods everywhere. This is useful.</text:p>
      <text:p text:style-name="Text_20_body">Create a ‘disequilibriumModel’ <text:s/>which takes a standard model plus root base freqs. (For full generality, should allow different root base freqs per rate class.) Make a model which disallows transversions completely and has uneven equilibrium freqs. This then is effectively a two state model. Manually calculate a 4 taxon rooted tree on this model for some particular leaf pattern. Confirm likelihood is as manually calculated and is the same at all lo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Woodhams</meta:initial-creator>
    <meta:creation-date>2009-11-25T15:22:31</meta:creation-date>
    <dc:date>2010-01-07T14:38:07</dc:date>
    <dc:creator>Michael Woodhams</dc:creator>
    <meta:editing-duration>PT94H36M49S</meta:editing-duration>
    <meta:editing-cycles>42</meta:editing-cycles>
    <meta:generator>OpenOffice.org/3.0$Linux OpenOffice.org_project/300m15$Build-9379</meta:generator>
    <meta:document-statistic meta:table-count="0" meta:image-count="0" meta:object-count="0" meta:page-count="17" meta:paragraph-count="375" meta:word-count="4638" meta:character-count="34155"/>
    <meta:user-defined meta:name="Info 1"/>
    <meta:user-defined meta:name="Info 2"/>
    <meta:user-defined meta:name="Info 3"/>
    <meta:user-defined meta:name="Info 4"/>
  </office:meta>
</office:document-meta>
</file>